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2.6335in"/>
    </style:style>
    <style:style style:name="co5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mailto:mashulia.ermakova@bulletmail.org" xlink:type="simple">mashulia.ermakova@bulletmail.org</text:a></text:p>
          </table:table-cell>
          <table:table-cell/>
        </table:table-row>
        <table:table-row table:style-name="ro1">
          <table:table-cell office:value-type="string" calcext:value-type="string">
            <text:p>78hfw2</text:p>
          </table:table-cell>
          <table:table-cell/>
        </table:table-row>
        <table:table-row table:style-name="ro1">
          <table:table-cell office:value-type="string" calcext:value-type="string">
            <text:p>151.80.140.233</text:p>
          </table:table-cell>
          <table:table-cell office:value-type="float" office:value="54566" calcext:value-type="float">
            <text:p>54566</text:p>
          </table:table-cell>
        </table:table-row>
      </table:table>
      <table:table table:name="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Василий федорович</text:p>
          </table:table-cell>
          <table:table-cell office:value-type="string" calcext:value-type="string">
            <text:p>с памятником</text:p>
          </table:table-cell>
          <table:table-cell office:value-type="string" calcext:value-type="string">
            <text:p>продаёт горное зимнее оборудов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ександр </text:p>
          </table:table-cell>
          <table:table-cell office:value-type="string" calcext:value-type="string">
            <text:p>на кортах</text:p>
          </table:table-cell>
          <table:table-cell office:value-type="string" calcext:value-type="string">
            <text:p>Инженер-механи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ик</text:p>
          </table:table-cell>
          <table:table-cell office:value-type="string" calcext:value-type="string">
            <text:p>рядом с каким-то старым лимузином</text:p>
          </table:table-cell>
          <table:table-cell table:style-name="ce2" office:value-type="string" calcext:value-type="string">
            <text:p>Гостинично ресторанный бизнес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алексей в черной майке светленький</text:p>
          </table:table-cell>
          <table:table-cell table:number-columns-repeated="3"/>
          <table:table-cell office:value-type="string" calcext:value-type="string">
            <text:p>когда общались на сайте, он был очень обаятельным и вежливым. А когда встретились - мало того, что пришел одетый как в спортзал, то, что пришел без цветом - ладно, я могу понять. Но в общении он оказался полным эгоистом и хамом. Вообще не слушал меня, говорил о каких-то вещах, интересных только ему. А потом вообще начал трогать меня!</text:p>
            <text:p/>
          </table:table-cell>
        </table:table-row>
        <table:table-row table:style-name="ro1">
          <table:table-cell office:value-type="string" calcext:value-type="string">
            <text:p>георгий в очках и желктой футболке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Дмитрий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по ходу, хочет проверить. Не фейк ли я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t m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Юрий с пальмо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худой у ёлки в ноч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Эдуард </text:p>
          </table:table-cell>
          <table:table-cell office:value-type="string" calcext:value-type="string">
            <text:p>в синей форме</text:p>
          </table:table-cell>
          <table:table-cell office:value-type="string" calcext:value-type="string">
            <text:p>охранник</text:p>
          </table:table-cell>
          <table:table-cell table:number-columns-repeated="2"/>
        </table:table-row>
      </table:table>
      <table:table table:name="3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аша </text:p>
          </table:table-cell>
          <table:table-cell office:value-type="string" calcext:value-type="string">
            <text:p>качок на пляже</text:p>
          </table:table-cell>
        </table:table-row>
      </table:table>
      <table:table table:name="5" table:style-name="ta1">
        <table:table-column table:style-name="co2" table:default-cell-style-name="Default"/>
        <table:table-row table:style-name="ro1">
          <table:table-cell/>
        </table:table-row>
      </table:table>
      <table:table table:name="блек" table:style-name="ta1"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Изабелла</text:p>
          </table:table-cell>
        </table:table-row>
      </table:table>
      <table:table table:name="грей" table:style-name="ta1">
        <table:table-column table:style-name="co2" table:default-cell-style-name="Default"/>
        <table:table-row table:style-name="ro1">
          <table:table-cell/>
        </table:table-row>
      </table:table>
      <table:table table:name="ром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Сергеё бодюхин</text:p>
          </table:table-cell>
          <table:table-cell office:value-type="string" calcext:value-type="string">
            <text:p>светленький на фоне поля</text:p>
          </table:table-cell>
          <table:table-cell office:value-type="string" calcext:value-type="string">
            <text:p>автомеханик</text:p>
          </table:table-cell>
          <table:table-cell office:value-type="string" calcext:value-type="string">
            <text:p>убеждённый скромник</text:p>
          </table:table-cell>
        </table:table-row>
      </table:table>
      <table:table table:name="отказ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максим</text:p>
          </table:table-cell>
          <table:table-cell office:value-type="string" calcext:value-type="string">
            <text:p>на крыльце, в черном</text:p>
          </table:table-cell>
        </table:table-row>
        <table:table-row table:style-name="ro1">
          <table:table-cell office:value-type="string" calcext:value-type="string">
            <text:p>Макс</text:p>
          </table:table-cell>
          <table:table-cell office:value-type="string" calcext:value-type="string">
            <text:p>анархист, на фоне ок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2:26:49.340058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26:49.531235669</meta:creation-date>
    <meta:editing-duration>P0D</meta:editing-duration>
    <meta:editing-cycles>1</meta:editing-cycles>
    <meta:generator>LibreOffice/4.3.3.2$Linux_x86 LibreOffice_project/430m0$Build-2</meta:generator>
    <meta:document-statistic meta:table-count="8" meta:cell-count="37" meta:object-count="0"/>
  </office:meta>
</office:document-meta>
</file>